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eelawadee UI" svg:font-family="'Leelawadee UI'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465a4" draw:marker-start-width="0.5cm" draw:marker-end-width="0.5cm" draw:fill="solid" draw:fill-color="#ffffff" draw:textarea-horizontal-align="justify" draw:textarea-vertical-align="middle" draw:auto-grow-height="false" fo:min-height="5.403cm" fo:min-width="12.763cm" fo:padding-top="0.175cm" fo:padding-bottom="0.175cm" fo:padding-left="0.3cm" fo:padding-right="0.3cm"/>
    </style:style>
    <style:style style:name="gr2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91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839cm"/>
    </style:style>
    <style:style style:name="gr6" style:family="graphic" style:parent-style-name="standard">
      <style:graphic-properties draw:textarea-horizontal-align="justify" draw:textarea-vertical-align="middle" draw:auto-grow-height="false" fo:min-height="2.15cm" fo:min-width="1.9cm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1.9cm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2.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margin-top="1cm" fo:margin-bottom="0cm" fo:text-align="center" style:writing-mode="lr-tb"/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985cm" svg:height="6.375cm" svg:x="5.015cm" svg:y="6.6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8cm" svg:y1="9.75cm" svg:x2="22.1cm" svg:y2="9.75cm">
          <text:p/>
        </draw:line>
        <draw:frame draw:style-name="gr3" draw:text-style-name="P3" draw:layer="layout" svg:width="2.5cm" svg:height="0.641cm" svg:x="19.7cm" svg:y="9.259cm">
          <draw:text-box>
            <text:p><text:span text:style-name="T1">LED_OUT</text:span></text:p>
          </draw:text-box>
        </draw:frame>
        <draw:line draw:style-name="gr2" draw:text-style-name="P4" draw:layer="layout" svg:x1="6cm" svg:y1="8.5cm" svg:x2="2cm" svg:y2="8.5cm">
          <text:p/>
        </draw:line>
        <draw:line draw:style-name="gr2" draw:text-style-name="P4" draw:layer="layout" svg:x1="2.021cm" svg:y1="10.475cm" svg:x2="6cm" svg:y2="10.5cm">
          <text:p/>
        </draw:line>
        <draw:line draw:style-name="gr2" draw:text-style-name="P4" draw:layer="layout" svg:x1="2.021cm" svg:y1="10.975cm" svg:x2="6cm" svg:y2="11cm">
          <text:p/>
        </draw:line>
        <draw:line draw:style-name="gr2" draw:text-style-name="P4" draw:layer="layout" svg:x1="2.021cm" svg:y1="11.475cm" svg:x2="6cm" svg:y2="11.5cm">
          <text:p/>
        </draw:line>
        <draw:line draw:style-name="gr2" draw:text-style-name="P4" draw:layer="layout" svg:x1="6cm" svg:y1="12cm" svg:x2="2.021cm" svg:y2="11.975cm">
          <text:p/>
        </draw:line>
        <draw:line draw:style-name="gr2" draw:text-style-name="P4" draw:layer="layout" svg:x1="2cm" svg:y1="8cm" svg:x2="6cm" svg:y2="8cm">
          <text:p/>
        </draw:line>
        <draw:frame draw:style-name="gr4" draw:text-style-name="P3" draw:layer="layout" svg:width="1.8cm" svg:height="0.641cm" svg:x="1.811cm" svg:y="7.5cm">
          <draw:text-box>
            <text:p><text:span text:style-name="T1">RXD_IN</text:span></text:p>
          </draw:text-box>
        </draw:frame>
        <draw:frame draw:style-name="gr3" draw:text-style-name="P3" draw:layer="layout" svg:width="2.3cm" svg:height="0.641cm" svg:x="2.3cm" svg:y="7.978cm">
          <draw:text-box>
            <text:p><text:span text:style-name="T1">TXD_OUT</text:span></text:p>
          </draw:text-box>
        </draw:frame>
        <draw:frame draw:style-name="gr3" draw:text-style-name="P3" draw:layer="layout" svg:width="2.1cm" svg:height="0.641cm" svg:x="1.821cm" svg:y="9.975cm">
          <draw:text-box>
            <text:p><text:span text:style-name="T1">CS_IN</text:span></text:p>
          </draw:text-box>
        </draw:frame>
        <draw:frame draw:style-name="gr3" draw:text-style-name="P3" draw:layer="layout" svg:width="1.8cm" svg:height="0.641cm" svg:x="1.821cm" svg:y="10.475cm">
          <draw:text-box>
            <text:p><text:span text:style-name="T1">SCK_IN</text:span></text:p>
          </draw:text-box>
        </draw:frame>
        <draw:frame draw:style-name="gr3" draw:text-style-name="P3" draw:layer="layout" svg:width="2cm" svg:height="0.641cm" svg:x="1.821cm" svg:y="10.975cm">
          <draw:text-box>
            <text:p><text:span text:style-name="T1">MOSI_IN</text:span></text:p>
          </draw:text-box>
        </draw:frame>
        <draw:frame draw:style-name="gr5" draw:text-style-name="P3" draw:layer="layout" svg:width="2.339cm" svg:height="0.641cm" svg:x="2.282cm" svg:y="11.475cm">
          <draw:text-box>
            <text:p><text:span text:style-name="T1">MISO_OUT</text:span></text:p>
          </draw:text-box>
        </draw:frame>
        <draw:custom-shape draw:style-name="gr6" draw:text-style-name="P5" xml:id="id1" draw:id="id1" draw:layer="layout" svg:width="2.4cm" svg:height="2.4cm" svg:x="6cm" svg:y="7cm">
          <text:p text:style-name="P5">UART</text:p>
          <draw:enhanced-geometry svg:viewBox="0 0 21600 21600" draw:type="rectangle" draw:enhanced-path="M 0 0 L 21600 0 21600 21600 0 21600 0 0 Z N"/>
        </draw:custom-shape>
        <draw:custom-shape draw:style-name="gr7" draw:text-style-name="P5" xml:id="id3" draw:id="id3" draw:layer="layout" svg:width="2.4cm" svg:height="2.5cm" svg:x="6cm" svg:y="10cm">
          <text:p text:style-name="P5">SPI</text:p>
          <draw:enhanced-geometry svg:viewBox="0 0 21600 21600" draw:type="rectangle" draw:enhanced-path="M 0 0 L 21600 0 21600 21600 0 21600 0 0 Z N"/>
        </draw:custom-shape>
        <draw:custom-shape draw:style-name="gr8" draw:text-style-name="P5" xml:id="id2" draw:id="id2" draw:layer="layout" svg:width="3cm" svg:height="3cm" svg:x="10.5cm" svg:y="8.25cm">
          <text:p text:style-name="P5">VRAM</text:p>
          <draw:enhanced-geometry svg:viewBox="0 0 21600 21600" draw:type="rectangle" draw:enhanced-path="M 0 0 L 21600 0 21600 21600 0 21600 0 0 Z N"/>
        </draw:custom-shape>
        <draw:custom-shape draw:style-name="gr8" draw:text-style-name="P5" xml:id="id4" draw:id="id4" draw:layer="layout" svg:width="3cm" svg:height="3cm" svg:x="15cm" svg:y="8.25cm">
          <text:p text:style-name="P5">WS2812</text:p>
          <text:p text:style-name="P5">Encoder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8.4cm" svg:y1="8.2cm" svg:x2="10.5cm" svg:y2="9.75cm" draw:start-shape="id1" draw:end-shape="id2" svg:d="M8400 8200h1050v1550h1050" svg:viewBox="0 0 2101 1551">
          <text:p/>
        </draw:connector>
        <draw:connector draw:style-name="gr2" draw:text-style-name="P4" draw:layer="layout" svg:x1="8.4cm" svg:y1="11.25cm" svg:x2="10.5cm" svg:y2="9.75cm" draw:start-shape="id3" draw:end-shape="id2" svg:d="M8400 11250h1050v-1500h1050" svg:viewBox="0 0 2101 1501">
          <text:p/>
        </draw:connector>
        <draw:connector draw:style-name="gr2" draw:text-style-name="P4" draw:layer="layout" svg:x1="13.5cm" svg:y1="9.75cm" svg:x2="15cm" svg:y2="9.75cm" draw:start-shape="id2" draw:end-shape="id4" svg:d="M13500 9750h1500" svg:viewBox="0 0 15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eelawadee UI" svg:font-family="'Leelawadee UI'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17:10:15.959000000</meta:creation-date>
    <dc:date>2017-05-07T20:30:05.942000000</dc:date>
    <meta:editing-duration>PT22M28S</meta:editing-duration>
    <meta:editing-cycles>5</meta:editing-cycles>
    <meta:generator>LibreOffice/5.3.2.2$Windows_X86_64 LibreOffice_project/6cd4f1ef626f15116896b1d8e1398b56da0d0ee1</meta:generator>
    <meta:document-statistic meta:object-count="22"/>
  </office:meta>
</office:document-meta>
</file>